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6.256cm" fo:margin-left="0.328cm" fo:margin-right="0.416cm" table:align="margins" style:shadow="none"/>
    </style:style>
    <style:style style:name="表格1.A" style:family="table-column">
      <style:table-column-properties style:column-width="16.256cm" style:rel-column-width="9216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16.062cm" table:align="margins"/>
    </style:style>
    <style:style style:name="表格2.A" style:family="table-column">
      <style:table-column-properties style:column-width="1.207cm" style:rel-column-width="684*"/>
    </style:style>
    <style:style style:name="表格2.B" style:family="table-column">
      <style:table-column-properties style:column-width="3.381cm" style:rel-column-width="1917*"/>
    </style:style>
    <style:style style:name="表格2.C" style:family="table-column">
      <style:table-column-properties style:column-width="2.295cm" style:rel-column-width="1301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able_20_Contents">
      <style:text-properties style:language-asian="zh" style:country-asian="CN"/>
    </style:style>
    <style:style style:name="P4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5" style:family="paragraph" style:parent-style-name="Text_20_body">
      <style:text-properties fo:font-weight="bold" style:language-asian="zh" style:country-asian="CN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ext:p text:style-name="P5">外包装箱标贴</text:p>
            <table:table table:name="表格2" table:style-name="表格2">
              <table:table-column table:style-name="表格2.A"/>
              <table:table-column table:style-name="表格2.B"/>
              <table:table-column table:style-name="表格2.C" table:number-columns-repeated="5"/>
              <table:table-row>
                <table:table-cell table:style-name="表格2.A1" office:value-type="string">
                  <text:p text:style-name="Table_20_Contents"/>
                </table:table-cell>
                <table:table-cell table:style-name="表格2.B1" table:number-columns-spanned="6" office:value-type="string">
                  <text:p text:style-name="P1">供货商：深圳市牧泰莱电路技术有限公司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表格2.A2" office:value-type="string">
                  <text:p text:style-name="P1">序号</text:p>
                </table:table-cell>
                <table:table-cell table:style-name="表格2.A2" office:value-type="string">
                  <text:p text:style-name="P4">航信编码</text:p>
                </table:table-cell>
                <table:table-cell table:style-name="表格2.A2" office:value-type="string">
                  <text:p text:style-name="P4">产品名称</text:p>
                </table:table-cell>
                <table:table-cell table:style-name="表格2.A2" office:value-type="string">
                  <text:p text:style-name="P4">规格型号</text:p>
                </table:table-cell>
                <table:table-cell table:style-name="表格2.A2" office:value-type="string">
                  <text:p text:style-name="P4">合同编号</text:p>
                </table:table-cell>
                <table:table-cell table:style-name="表格2.A2" office:value-type="string">
                  <text:p text:style-name="P4">数量</text:p>
                </table:table-cell>
                <table:table-cell table:style-name="表格2.G2" office:value-type="string">
                  <text:p text:style-name="P4">备注</text:p>
                </table:table-cell>
              </table:table-row>
              <table:table-row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Table_20_Contents"/>
                </table:table-cell>
                <table:table-cell table:style-name="表格2.G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Table_20_Contents"/>
                </table:table-cell>
                <table:table-cell table:style-name="表格2.G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Table_20_Contents"/>
                </table:table-cell>
                <table:table-cell table:style-name="表格2.G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Table_20_Contents"/>
                </table:table-cell>
                <table:table-cell table:style-name="表格2.A2" office:value-type="string">
                  <text:p text:style-name="P1">送货日期：</text:p>
                </table:table-cell>
                <table:table-cell table:style-name="表格2.G2" table:number-columns-spanned="3" office:value-type="string">
                  <text:p text:style-name="Table_20_Contents"/>
                </table:table-cell>
                <table:covered-table-cell/>
                <table:covered-table-cell/>
              </table:table-row>
            </table:table>
            <text:p text:style-name="P5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0T16:27:41.39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11" meta:word-count="28" meta:character-count="76"/>
  </office:meta>
</office:document-meta>
</file>